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4920E340A12833A2AC.png" manifest:media-type="image/png"/>
  <manifest:file-entry manifest:full-path="Pictures/10000001000002C7000000B43585E7B02A9D2C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style:font-name="Liberation Serif" fo:font-size="32pt" style:font-size-asian="32pt" style:font-size-complex="32pt"/>
    </style:style>
    <style:style style:name="P5" style:family="paragraph">
      <style:paragraph-properties fo:text-align="center"/>
    </style:style>
    <style:style style:name="T1" style:family="text">
      <style:text-properties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draw:frame draw:style-name="gr1" draw:text-style-name="P1" draw:layer="layout" svg:width="16.932cm" svg:height="6.963cm" svg:x="5.622cm" svg:y="4.438cm">
          <draw:image xlink:href="Pictures/10000001000003200000014920E340A12833A2AC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5cm" svg:x="1.301cm" svg:y="10.5cm" presentation:class="subtitle" presentation:user-transformed="true">
          <draw:text-box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4" draw:layer="layout" svg:width="25.199cm" svg:height="2.629cm" svg:x="1.495cm" svg:y="2.871cm" presentation:class="title" presentation:user-transformed="true">
          <draw:text-box>
            <text:p text:style-name="P3"><text:span text:style-name="T1">Performance de départ page principale</text:span></text:p>
          </draw:text-box>
        </draw:frame>
        <draw:frame draw:style-name="gr3" draw:text-style-name="P5" draw:layer="layout" svg:width="15.049cm" svg:height="3.809cm" svg:x="6.5cm" svg:y="7.191cm">
          <draw:image xlink:href="Pictures/10000001000002C7000000B43585E7B02A9D2C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22T17:08:20.682000000</dc:date>
    <meta:editing-duration>PT10M16S</meta:editing-duration>
    <meta:editing-cycles>5</meta:editing-cycles>
    <meta:generator>LibreOffice/7.2.3.2$Windows_X86_64 LibreOffice_project/d166454616c1632304285822f9c83ce2e660fd92</meta:generator>
    <meta:document-statistic meta:object-count="30"/>
  </office:meta>
</office:document-meta>
</file>